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8.25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25cm" fo:min-width="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0.75cm" fo:min-width="11.25cm"/>
      <style:paragraph-properties style:writing-mode="lr-tb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2cm" fo:min-width="2.5cm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2cm" fo:min-width="2.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15cm" fo:min-width="8.528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7.75cm" fo:min-width="10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306cm" fo:min-width="8.066cm"/>
      <style:paragraph-properties style:writing-mode="lr-tb"/>
    </style:style>
    <style:style style:name="gr1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Стили_20_стрелок_20_3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Стили_20_стрелок_20_7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1.25cm" fo:min-width="9.25cm"/>
      <style:paragraph-properties style:writing-mode="lr-tb"/>
    </style:style>
    <style:style style:name="gr20" style:family="graphic" style:parent-style-name="objectwithoutfill">
      <style:graphic-properties svg:stroke-color="#ff0000" draw:marker-end="Стили_20_стрелок_20_8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Стили_20_стрелок_20_9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3" style:family="graphic" style:parent-style-name="standard">
      <style:graphic-properties svg:stroke-width="0.106cm" svg:stroke-color="#ff8000" draw:marker-start-width="0.359cm" draw:marker-end-width="0.359cm" draw:fill-color="#81d41a" draw:textarea-horizontal-align="justify" draw:textarea-vertical-align="middle" draw:auto-grow-height="false" fo:min-height="4.894cm" fo:min-width="4.144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933"/>
      <style:paragraph-properties fo:text-align="center" style:writing-mode="lr-tb"/>
    </style:style>
    <style:style style:name="P8" style:family="paragraph">
      <loext:graphic-properties draw:fill-color="#81d41a"/>
      <style:paragraph-properties fo:text-align="center" style:writing-mode="lr-tb"/>
    </style:style>
    <style:style style:name="T1" style:family="text">
      <style:text-properties fo:color="#55308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75cm" svg:height="1.25cm" svg:x="1.25cm" svg:y="1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8.701cm" svg:height="1.673cm" svg:x="1.299cm" svg:y="1.378cm">
          <draw:text-box>
            <text:p><text:span text:style-name="T1"><text:s text:c="9"/></text:span><text:span text:style-name="T1">«В меню».</text:span> Уровень завершён! Набрано очков 9999.</text:p>
            <text:p/>
          </draw:text-box>
        </draw:frame>
      </draw:page>
      <draw:page draw:name="page2" draw:style-name="dp1" draw:master-page-name="Обычный">
        <draw:custom-shape draw:style-name="gr3" draw:text-style-name="P3" draw:layer="layout" svg:width="7.5cm" svg:height="7.5cm" svg:x="1cm" svg:y="1cm">
          <text:p text:style-name="P3">Сцена меню.</text:p>
          <text:p text:style-name="P3">-----------------------------------</text:p>
          <text:p text:style-name="P3"/>
          <text:p text:style-name="P3"/>
          <text:p text:style-name="P3">Играть.</text:p>
          <text:p text:style-name="P3">Настройки.</text:p>
          <text:p text:style-name="P3">Выход.</text:p>
          <text:p text:style-name="P3"/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11.75cm" svg:height="11cm" svg:x="11.25cm" svg:y="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cm" svg:height="2.25cm" svg:x="12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cm" svg:height="2.25cm" svg:x="15.75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cm" svg:height="2.25cm" svg:x="19.5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cm" svg:height="2.25cm" svg:x="12cm" svg:y="7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cm" svg:height="2.25cm" svg:x="15.75cm" svg:y="7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cm" svg:height="2.25cm" svg:x="19.5cm" svg:y="7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5cm" svg:y1="7.25cm" svg:x2="12cm" svg:y2="9.5cm">
          <text:p/>
        </draw:line>
        <draw:line draw:style-name="gr7" draw:text-style-name="P6" draw:layer="layout" svg:x1="12cm" svg:y1="7.25cm" svg:x2="15cm" svg:y2="9.5cm">
          <text:p/>
        </draw:line>
        <draw:line draw:style-name="gr7" draw:text-style-name="P6" draw:layer="layout" svg:x1="15.75cm" svg:y1="7.25cm" svg:x2="18.75cm" svg:y2="9.5cm">
          <text:p/>
        </draw:line>
        <draw:line draw:style-name="gr7" draw:text-style-name="P6" draw:layer="layout" svg:x1="18.75cm" svg:y1="7.25cm" svg:x2="15.75cm" svg:y2="9.5cm">
          <text:p/>
        </draw:line>
        <draw:line draw:style-name="gr7" draw:text-style-name="P6" draw:layer="layout" svg:x1="19.5cm" svg:y1="7.25cm" svg:x2="22.5cm" svg:y2="9.5cm">
          <text:p/>
        </draw:line>
        <draw:line draw:style-name="gr7" draw:text-style-name="P6" draw:layer="layout" svg:x1="22.5cm" svg:y1="7.25cm" svg:x2="19.5cm" svg:y2="9.5cm">
          <text:p/>
        </draw:line>
        <draw:custom-shape draw:style-name="gr6" draw:text-style-name="P5" draw:layer="layout" svg:width="3cm" svg:height="2.25cm" svg:x="12cm" svg:y="10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5cm" svg:y1="10.25cm" svg:x2="12cm" svg:y2="12.5cm">
          <text:p/>
        </draw:line>
        <draw:line draw:style-name="gr7" draw:text-style-name="P6" draw:layer="layout" svg:x1="12cm" svg:y1="10.25cm" svg:x2="15cm" svg:y2="12.5cm">
          <text:p/>
        </draw:line>
        <draw:custom-shape draw:style-name="gr6" draw:text-style-name="P5" draw:layer="layout" svg:width="3cm" svg:height="2.25cm" svg:x="15.75cm" svg:y="10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8.75cm" svg:y1="10.25cm" svg:x2="15.75cm" svg:y2="12.5cm">
          <text:p/>
        </draw:line>
        <draw:line draw:style-name="gr7" draw:text-style-name="P6" draw:layer="layout" svg:x1="15.75cm" svg:y1="10.25cm" svg:x2="18.75cm" svg:y2="12.5cm">
          <text:p/>
        </draw:line>
        <draw:custom-shape draw:style-name="gr6" draw:text-style-name="P5" draw:layer="layout" svg:width="3cm" svg:height="2.25cm" svg:x="19.5cm" svg:y="10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22.5cm" svg:y1="10.25cm" svg:x2="19.5cm" svg:y2="12.5cm">
          <text:p/>
        </draw:line>
        <draw:line draw:style-name="gr7" draw:text-style-name="P6" draw:layer="layout" svg:x1="19.5cm" svg:y1="10.25cm" svg:x2="22.5cm" svg:y2="12.5cm">
          <text:p/>
        </draw:line>
        <draw:line draw:style-name="gr8" draw:text-style-name="P6" draw:layer="layout" svg:x1="8.5cm" svg:y1="5cm" svg:x2="11.25cm" svg:y2="8.75cm">
          <text:p/>
        </draw:line>
        <draw:frame draw:style-name="gr9" draw:text-style-name="P2" draw:layer="layout" svg:width="7.5cm" svg:height="1cm" svg:x="13.5cm" svg:y="2.75cm">
          <draw:text-box>
            <text:p>Сцена выбора уровня:</text:p>
          </draw:text-box>
        </draw:frame>
        <draw:custom-shape draw:style-name="gr10" draw:text-style-name="P3" draw:layer="layout" svg:width="9.75cm" svg:height="4.75cm" svg:x="1.5cm" svg:y="19.25cm">
          <text:p text:style-name="P3">Объект — загрузчик уровней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7" draw:layer="layout" svg:width="11cm" svg:height="8cm" svg:x="13cm" svg:y="16.75cm">
          <text:p text:style-name="P3">Игровая сцена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9.25cm" svg:height="6cm" svg:x="1cm" svg:y="10.5cm">
          <text:p text:style-name="P3">Объект настроек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3" draw:text-style-name="P6" draw:layer="layout" svg:x1="4.5cm" svg:y1="8.5cm" svg:x2="-3.25cm" svg:y2="10cm">
          <text:p/>
        </draw:line>
        <draw:line draw:style-name="gr14" draw:text-style-name="P6" draw:layer="layout" svg:x1="10cm" svg:y1="16.25cm" svg:x2="13cm" svg:y2="18.5cm">
          <text:p/>
        </draw:line>
        <draw:line draw:style-name="gr15" draw:text-style-name="P6" draw:layer="layout" svg:x1="13cm" svg:y1="13.5cm" svg:x2="10.25cm" svg:y2="19.25cm">
          <text:p/>
        </draw:line>
        <draw:line draw:style-name="gr16" draw:text-style-name="P6" draw:layer="layout" svg:x1="11.25cm" svg:y1="22cm" svg:x2="13cm" svg:y2="22cm">
          <text:p/>
        </draw:line>
        <draw:line draw:style-name="gr17" draw:text-style-name="P6" draw:layer="layout" svg:x1="10.75cm" svg:y1="19.25cm" svg:x2="13.5cm" svg:y2="13.5cm">
          <text:p/>
        </draw:line>
        <draw:line draw:style-name="gr18" draw:text-style-name="P6" draw:layer="layout" svg:x1="7.75cm" svg:y1="10.5cm" svg:x2="11.25cm" svg:y2="9.5cm">
          <text:p/>
        </draw:line>
        <draw:custom-shape draw:style-name="gr19" draw:text-style-name="P3" draw:layer="layout" svg:width="9.75cm" svg:height="11.5cm" svg:x="-11cm" svg:y="10cm">
          <text:p text:style-name="P3">Сцена настроек.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6" draw:layer="layout" svg:x1="-1.25cm" svg:y1="12.5cm" svg:x2="1cm" svg:y2="12.5cm">
          <text:p/>
        </draw:line>
        <draw:line draw:style-name="gr21" draw:text-style-name="P6" draw:layer="layout" svg:x1="1cm" svg:y1="14.25cm" svg:x2="-1.25cm" svg:y2="14.25cm">
          <text:p/>
        </draw:line>
        <draw:line draw:style-name="gr22" draw:text-style-name="P6" draw:layer="layout" svg:x1="17.75cm" svg:y1="16.75cm" svg:x2="18.5cm" svg:y2="13.5cm">
          <text:p/>
        </draw:line>
        <draw:custom-shape draw:style-name="gr23" draw:text-style-name="P8" draw:layer="layout" svg:width="9.5cm" svg:height="10.5cm" svg:x="-11cm" svg:y="-1.5cm">
          <text:p text:style-name="P3">Объект Game — инкапсулирует все классы и объект игры.</text:p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9.75cm" svg:height="4.75cm" svg:x="24.75cm" svg:y="11.5cm">
          <text:p text:style-name="P3">Объект — Игрок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0T16:49:59.757219870</meta:creation-date>
    <dc:date>2023-11-22T17:02:08.390331759</dc:date>
    <meta:editing-duration>PT2H33M21S</meta:editing-duration>
    <meta:editing-cycles>26</meta:editing-cycles>
    <meta:generator>LibreOffice/7.2.5.1$Linux_X86_64 LibreOffice_project/20$Build-1</meta:generator>
    <meta:document-statistic meta:object-count="42"/>
  </office:meta>
</office:document-meta>
</file>